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style:font-name-asian="Times New Roman1" style:font-name-complex="Times New Roman1"/>
    </style:style>
    <style:style style:name="P4" style:family="paragraph" style:parent-style-name="Standard">
      <style:paragraph-properties fo:margin-top="0in" fo:margin-bottom="0in" loext:contextual-spacing="false" fo:text-align="start" style:justify-single-word="false"/>
      <style:text-properties style:font-name="Times New Roman" fo:font-weight="bold" style:font-name-asian="Times New Roman1" style:font-weight-asian="bold" style:font-name-complex="Times New Roman1"/>
    </style:style>
    <style:style style:name="P5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6" style:family="paragraph" style:parent-style-name="Standard" style:master-page-name="Standard">
      <style:paragraph-properties fo:margin-top="0in" fo:margin-bottom="0in" loext:contextual-spacing="false" fo:text-align="start" style:justify-single-word="false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text-align="center" style:justify-single-word="false" fo:text-indent="0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9" style:family="paragraph" style:parent-style-name="Standard" style:list-style-name="WWNum2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0" style:family="paragraph" style:parent-style-name="Standard" style:list-style-name="WWNum3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weight="bold" style:font-name-asian="Times New Roman1" style:font-weight-asian="bold" style:font-name-complex="Times New Roman1"/>
    </style:style>
    <style:style style:name="T3" style:family="text">
      <style:text-properties style:font-name="Times New Roman" style:font-name-asian="Times New Roman1" style:font-name-complex="Times New Roman1"/>
    </style:style>
    <style:style style:name="T4" style:family="text">
      <style:text-properties style:font-name="Times New Roman" style:font-name-asian="Times New Roman1" style:font-name-complex="Times New Roman1" fo:background-color="#ffffff"/>
    </style:style>
    <style:style style:name="T5" style:family="text">
      <style:text-properties style:font-name="Times New Roman" fo:font-style="italic" fo:font-weight="bold" style:font-name-asian="Times New Roman1" style:font-style-asian="italic" style:font-weight-asian="bold" style:font-name-complex="Times New Roman1"/>
    </style:style>
    <style:style style:name="T6" style:family="text">
      <style:text-properties style:font-name="Times New Roman" style:text-underline-style="none" style:font-name-asian="Times New Roman1" style:font-name-complex="Times New Roman1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Education</text:span></text:p>
      <text:p text:style-name="P2"><text:span text:style-name="T2">Macaulay Honors College at Hunter College <text:s text:c="60"/>GPA: 4.0</text:span></text:p>
      <text:p text:style-name="P2"><text:span text:style-name="T3">Bachelor of arts in Computer Science, Expected Graduation: May 2021</text:span></text:p>
      <text:p text:style-name="P3"/>
      <text:p text:style-name="P2"><text:span text:style-name="T2">Manhattan Hunter Science High School <text:s text:c="68"/>GPA: 4.0</text:span></text:p>
      <text:p text:style-name="P2"><text:span text:style-name="T3">Advanced Regents Designation with Mastery in Science and Mathematics/ Honors Graduate.</text:span></text:p>
      <text:p text:style-name="P2"><text:span text:style-name="T3">Graduated: June 2017</text:span></text:p>
      <text:p text:style-name="P3"/>
      <text:p text:style-name="P2"><text:span text:style-name="T1">Honors and Awards</text:span><text:span text:style-name="T2"> </text:span></text:p>
      <text:p text:style-name="P2"><text:span text:style-name="T3">Full Merit scholarship in Macaulay Honors College (4 years)</text:span></text:p>
      <text:p text:style-name="P2"><text:span text:style-name="T3">Cooper Union Summer Stem 2016 Digital Logic Design Completion Certificate</text:span></text:p>
      <text:p text:style-name="P2"><text:span text:style-name="T3">Research Techniques Facility (RTF) certificate</text:span></text:p>
      <text:p text:style-name="P2"><text:span text:style-name="T3">Member of Honors Society Certificate </text:span></text:p>
      <text:p text:style-name="P3"/>
      <text:p text:style-name="P2"><text:span text:style-name="T1">Relevant Coursework</text:span></text:p>
      <text:p text:style-name="P2"><text:span text:style-name="T3">Calculus with Analytic Geometry I <text:s/>&amp; II <text:s text:c="30"/>Software Design and Analysis I <text:s/></text:span></text:p>
      <text:p text:style-name="P2"><text:span text:style-name="T3">Discrete Structures <text:s text:c="64"/>Applied Statistics</text:span></text:p>
      <text:p text:style-name="P4"/>
      <text:p text:style-name="P2"><text:span text:style-name="T1">Experience </text:span></text:p>
      <text:p text:style-name="P2"><text:span text:style-name="T5">Calculus and Computer Science Tutor</text:span><text:span text:style-name="T2">; Dolciani Math Learning Center, New York, NY Sep 2017-Present</text:span></text:p>
      <text:list xml:id="list2692080138581677357" text:style-name="WWNum1">
        <text:list-item>
          <text:p text:style-name="P8"><text:span text:style-name="T3">Answered questions and helped students interpret theorems and solve problems</text:span></text:p>
        </text:list-item>
        <text:list-item>
          <text:p text:style-name="P8"><text:span text:style-name="T3">Conducted boot camps during the winter session to prepare students for their upcoming Math class in the spring</text:span></text:p>
        </text:list-item>
        <text:list-item>
          <text:p text:style-name="P8"><text:span text:style-name="T4">Guided students to learn how to confidently solve complex math problems on their own"</text:span></text:p>
        </text:list-item>
      </text:list>
      <text:p text:style-name="P2"><text:span text:style-name="T5">Engineer</text:span><text:span text:style-name="T2">; Member of the Cooper Union Summer STEM Digital Logic Design Group, The Cooper Union, New York, NY July-August 2016</text:span></text:p>
      <text:list xml:id="list3167290323683628953" text:style-name="WWNum2">
        <text:list-item>
          <text:p text:style-name="P9"><text:span text:style-name="T3">Went through a six week intensive electrical engineering course learning digital logic and working on projects involving circuits.</text:span></text:p>
        </text:list-item>
        <text:list-item>
          <text:p text:style-name="P9"><text:span text:style-name="T3">Built circuits , and became familiar with <text:s/>Boolean algebra</text:span></text:p>
        </text:list-item>
        <text:list-item>
          <text:p text:style-name="P9"><text:span text:style-name="T3">Used Arduino to program a glove to control the movements of a small drone</text:span></text:p>
        </text:list-item>
      </text:list>
      <text:p text:style-name="P2"><text:span text:style-name="T5">Volunteer</text:span><text:span text:style-name="T2">; Church of the Mediator , 260 West 231st Street, Bronx, <text:s/>10463, August - October 2016</text:span></text:p>
      <text:list xml:id="list2680665165658586652" text:style-name="WWNum3">
        <text:list-item>
          <text:p text:style-name="P10"><text:span text:style-name="T3">Assisted candidates for citizenship with examination preparation</text:span></text:p>
        </text:list-item>
        <text:list-item>
          <text:p text:style-name="P10"><text:span text:style-name="T3">Provided study materials to the candidates</text:span></text:p>
        </text:list-item>
        <text:list-item>
          <text:p text:style-name="P10"><text:span text:style-name="T3">Conducted mock interviews with candidates</text:span></text:p>
        </text:list-item>
      </text:list>
      <text:p text:style-name="P4"/>
      <text:p text:style-name="P2"><text:span text:style-name="T1">Skills</text:span><text:span text:style-name="T2">: </text:span><text:span text:style-name="T3">Proficient in Microsoft Powerpoint, Excel, and Word, programmed in Python, C++, proficient at multisim; familiar with Photoshop</text:span></text:p>
      <text:p text:style-name="P2"><text:span text:style-name="T1">Languages</text:span><text:span text:style-name="T2">: </text:span><text:span text:style-name="T3">Bulgarian, Elementary Spanish (speaking, reading, writing)</text:span></text:p>
      <text:p text:style-name="P7"><text:span text:style-name="T5">References <text:s/>Available Upon Reques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MP2" style:family="paragraph" style:parent-style-name="Standard">
      <style:paragraph-properties fo:margin-top="0in" fo:margin-bottom="0in" loext:contextual-spacing="false"/>
    </style:style>
    <style:style style:name="MP3" style:family="paragraph">
      <loext:graphic-properties draw:fill="solid" draw:fill-color="#a0a0a0"/>
      <style:paragraph-properties fo:text-align="center"/>
    </style:style>
    <style:style style:name="MT1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/>
    </style:style>
    <style:style style:name="MT2" style:family="text">
      <style:text-properties style:font-name="Times New Roman" style:font-name-asian="Times New Roman1" style:font-name-complex="Times New Roman1"/>
    </style:style>
    <style:style style:name="M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back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Marin P. Marinov</text:span></text:p>
        <text:p text:style-name="MP2"><text:span text:style-name="MT2">Cell: (347)-595-2552 <text:s text:c="101"/>25 hillside avenue,</text:span></text:p>
        <text:p text:style-name="MP2"><text:span text:style-name="MT2">Marin.Marinov38@myhunter.cuny.edu <text:s text:c="74"/>NY, NY, 10040</text:span></text:p>
        <text:p text:style-name="MP2"><draw:rect text:anchor-type="as-char" svg:y="0in" draw:z-index="0" draw:style-name="Mgr1" draw:text-style-name="MP3" svg:width="0.0012in" svg:height="0.0213in"><text:p/></draw:rect></text:p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3" style:next-style-name="Standard">
      <style:header>
        <text:p text:style-name="MP2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04T16:14:09.041948082</dc:date>
    <meta:editing-duration>PT24S</meta:editing-duration>
    <meta:editing-cycles>1</meta:editing-cycles>
    <meta:document-statistic meta:table-count="0" meta:image-count="0" meta:object-count="0" meta:page-count="1" meta:paragraph-count="34" meta:word-count="292" meta:character-count="2392" meta:non-whitespace-character-count="1736"/>
    <meta:generator>LibreOffice/5.1.6.2$Linux_X86_64 LibreOffice_project/10m0$Build-2</meta:generator>
  </office:meta>
</office:document-meta>
</file>